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02a204" officeooo:paragraph-rsid="0002a204"/>
    </style:style>
    <style:style style:name="P2" style:family="paragraph" style:parent-style-name="Standard">
      <style:text-properties style:font-name="Cantarell" officeooo:rsid="0004929f" officeooo:paragraph-rsid="0004929f"/>
    </style:style>
    <style:style style:name="P3" style:family="paragraph" style:parent-style-name="Standard">
      <style:text-properties style:font-name="Cantarell" officeooo:rsid="0004929f" officeooo:paragraph-rsid="00077e02"/>
    </style:style>
    <style:style style:name="P4" style:family="paragraph" style:parent-style-name="Standard">
      <style:text-properties style:font-name="Cantarell" officeooo:rsid="0004929f" officeooo:paragraph-rsid="000896c7"/>
    </style:style>
    <style:style style:name="P5" style:family="paragraph" style:parent-style-name="Standard">
      <style:text-properties style:font-name="Cantarell" officeooo:rsid="0004929f" officeooo:paragraph-rsid="000d3d61"/>
    </style:style>
    <style:style style:name="P6" style:family="paragraph" style:parent-style-name="Standard">
      <style:text-properties style:font-name="Cantarell" officeooo:rsid="0004929f" officeooo:paragraph-rsid="00164799"/>
    </style:style>
    <style:style style:name="P7" style:family="paragraph" style:parent-style-name="Standard">
      <style:text-properties style:font-name="Cantarell" officeooo:rsid="0004929f" officeooo:paragraph-rsid="00169135"/>
    </style:style>
    <style:style style:name="P8" style:family="paragraph" style:parent-style-name="Standard">
      <style:text-properties style:font-name="Cantarell" officeooo:rsid="000fd4de" officeooo:paragraph-rsid="000fd4de"/>
    </style:style>
    <style:style style:name="P9" style:family="paragraph" style:parent-style-name="Standard">
      <style:text-properties style:font-name="Cantarell" officeooo:rsid="002040c7" officeooo:paragraph-rsid="002040c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a365"/>
    </style:style>
    <style:style style:name="T3" style:family="text">
      <style:text-properties style:text-underline-style="none"/>
    </style:style>
    <style:style style:name="T4" style:family="text">
      <style:text-properties officeooo:rsid="0005a365"/>
    </style:style>
    <style:style style:name="T5" style:family="text">
      <style:text-properties officeooo:rsid="000896c7"/>
    </style:style>
    <style:style style:name="T6" style:family="text">
      <style:text-properties officeooo:rsid="000977ab"/>
    </style:style>
    <style:style style:name="T7" style:family="text">
      <style:text-properties officeooo:rsid="000a71ba"/>
    </style:style>
    <style:style style:name="T8" style:family="text">
      <style:text-properties officeooo:rsid="000bf53d"/>
    </style:style>
    <style:style style:name="T9" style:family="text">
      <style:text-properties officeooo:rsid="00164799"/>
    </style:style>
    <style:style style:name="T10" style:family="text">
      <style:text-properties officeooo:rsid="00169135"/>
    </style:style>
    <style:style style:name="T11" style:family="text">
      <style:text-properties officeooo:rsid="0016e879"/>
    </style:style>
    <style:style style:name="T12" style:family="text">
      <style:text-properties officeooo:rsid="0017ac0c"/>
    </style:style>
    <style:style style:name="T13" style:family="text">
      <style:text-properties officeooo:rsid="002040c7"/>
    </style:style>
    <style:style style:name="T14" style:family="text">
      <style:text-properties officeooo:rsid="00217692"/>
    </style:style>
    <style:style style:name="T15" style:family="text">
      <style:text-properties officeooo:rsid="0022e4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1">Projet Ingénierie Windows</text:span><text:span text:style-name="T3"> </text:span>:</text:p>
      <text:p text:style-name="P1"/>
      <text:p text:style-name="P1"><text:tab/>10 salles de cours avec 18 postes</text:p>
      <text:p text:style-name="P1"><text:tab/>5 salles seront changées</text:p>
      <text:p text:style-name="P1"><text:tab/>1 imprimante par salle</text:p>
      <text:p text:style-name="P1"><text:tab/>25 enseignants équipés de portable</text:p>
      <text:p text:style-name="P1"><text:tab/>7 personnes administratives et 3 personnes techniques (nous)</text:p>
      <text:p text:style-name="P1"><text:tab/>1 photocopieur multifonction dispo en salle des profs</text:p>
      <text:p text:style-name="P1"><text:tab/>OS utilisé : W7 pro</text:p>
      <text:p text:style-name="P1"/>
      <text:p text:style-name="P2"><text:tab/>Penser aux délégation de droits par la fusion des 3 universités</text:p>
      <text:p text:style-name="P2"><text:tab/>Quota de mémoire, accès réseau</text:p>
      <text:p text:style-name="P2"><text:tab/>Penser au<text:span text:style-name="T12">x</text:span> licence<text:span text:style-name="T12">s</text:span></text:p>
      <text:p text:style-name="P2"/>
      <text:p text:style-name="P2"><text:tab/><text:span text:style-name="T2">Rendu</text:span><text:span text:style-name="T4"> : Il doit montrer le bon fonctionnement de l’architecture et non sa mise en <text:tab/>place + les coûts de la mise en place de nos solutions</text:span></text:p>
      <text:p text:style-name="P2"><text:tab/><text:span text:style-name="T14">(Ajouter la demande de local aménagé)</text:span></text:p>
      <text:p text:style-name="P2"/>
      <text:p text:style-name="P6"><text:tab/><text:span text:style-name="T4">1 serveur : DNS, DHCP, AD, DFS</text:span></text:p>
      <text:p text:style-name="P2"><text:tab/><text:span text:style-name="T4">1 serveur de données</text:span></text:p>
      <text:p text:style-name="P7"><text:tab/><text:span text:style-name="T10">1 serveur d’impression sur Raspberry</text:span></text:p>
      <text:p text:style-name="P7"><text:tab/><text:span text:style-name="T11">Prévoir la redondance (6 serveurs en tout)</text:span></text:p>
      <text:p text:style-name="P3"><text:tab/></text:p>
      <text:p text:style-name="P3"><text:tab/><text:span text:style-name="T5">AD : Création de la totalité de la base de données utilisateur, machines et <text:tab/>imprimantes</text:span></text:p>
      <text:p text:style-name="P3"/>
      <text:p text:style-name="P4"><text:tab/><text:span text:style-name="T5">@IP des postes des salles : 1 pool par salle</text:span></text:p>
      <text:p text:style-name="P4"><text:span text:style-name="T5"><text:tab/>1 pool d’@ pour les profs</text:span></text:p>
      <text:p text:style-name="P4"><text:span text:style-name="T5"><text:tab/>Adressage statique pour les imprimantes</text:span></text:p>
      <text:p text:style-name="P8"><text:tab/>Adressage statique pour les serveurs</text:p>
      <text:p text:style-name="P4"/>
      <text:p text:style-name="P4"><text:tab/><text:span text:style-name="T6">Licence : WS 2012 + 90 licences W10</text:span></text:p>
      <text:p text:style-name="P4"/>
      <text:p text:style-name="P4"><text:tab/><text:span text:style-name="T7">Machines serveurs : 6 serveurs (4 serveurs tour + 2 Raspberry Pi)</text:span></text:p>
      <text:p text:style-name="P4"/>
      <text:p text:style-name="P5"><text:tab/><text:span text:style-name="T8">Groupes : Etudiants, Professeurs, Administratif, Administrateur</text:span></text:p>
      <text:p text:style-name="P5"/>
      <text:p text:style-name="P5"><text:tab/><text:span text:style-name="T9">Sécurité sur les serveurs : RAID-1, Antivirus, Redondance</text:span></text:p>
      <text:p text:style-name="P5"/>
      <text:p text:style-name="P5"><text:tab/><text:span text:style-name="T13">1000 utilisateurs max.</text:span></text:p>
      <text:p text:style-name="P9"><text:tab/>Quantité de données disponibles par utilisateurs : 10To sur le serveur de données <text:tab/>(10Go par utilisateur)</text:p>
      <text:p text:style-name="P9"/>
      <text:p text:style-name="P9"><text:tab/><text:span text:style-name="T15">Caractéristiques techniques des serveurs : 64Go DDR4, Intel Xe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5:46:55.703711033</meta:creation-date>
    <dc:date>2018-11-28T17:12:49.149995571</dc:date>
    <meta:editing-duration>PT1H5M5S</meta:editing-duration>
    <meta:editing-cycles>28</meta:editing-cycles>
    <meta:generator>LibreOffice/5.2.7.2$Linux_X86_64 LibreOffice_project/20m0$Build-2</meta:generator>
    <meta:document-statistic meta:table-count="0" meta:image-count="0" meta:object-count="0" meta:page-count="1" meta:paragraph-count="30" meta:word-count="224" meta:character-count="1360" meta:non-whitespace-character-count="1133"/>
  </office:meta>
</office:document-meta>
</file>